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Lohit Devanagari1" svg:font-family="'Lohit Devanagari'"/>
    <style:font-face style:name="Verdana" svg:font-family="Verdana, Tahoma, 'Nimbus Sans L', sans-serif, Arial, Helvetica, sans-serif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style:line-height-at-least="0.873cm" fo:text-align="start" style:justify-single-word="false" fo:orphans="2" fo:widows="2" fo:text-indent="0cm" style:auto-text-indent="false"/>
      <style:text-properties fo:font-variant="normal" fo:text-transform="none" fo:color="#000000" style:font-name="Arial" fo:font-size="20pt" fo:letter-spacing="normal" fo:font-style="normal" fo:font-weight="bold" fo:background-color="transparent" style:font-size-asian="20pt" style:font-style-asian="normal" style:font-weight-asian="bold" style:font-size-complex="20pt" style:font-style-complex="normal" style:font-weight-complex="bold" loext:padding-left="0cm" loext:padding-right="0cm" loext:padding-top="0cm" loext:padding-bottom="0.106cm" loext:border-left="none" loext:border-right="none" loext:border-top="none" loext:border-bottom="0.06pt solid #d2d2d2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37cm" fo:text-align="start" style:justify-single-word="false" fo:orphans="2" fo:widows="2" fo:text-indent="0cm" style:auto-text-indent="false"/>
    </style:style>
    <style:style style:name="P3" style:family="paragraph" style:parent-style-name="Preformatted_20_Text">
      <loext:graphic-properties draw:fill="solid" draw:fill-color="#ffffe5" draw:opacity="100%"/>
      <style:paragraph-properties fo:margin-top="0cm" fo:margin-bottom="0.053cm" loext:contextual-spacing="false" fo:text-align="start" style:justify-single-word="false" fo:orphans="2" fo:widows="2" fo:background-color="#ffffe5" fo:padding="0.159cm" fo:border="2.24pt solid #e8e8e8"/>
      <style:text-properties fo:font-variant="normal" fo:text-transform="none" fo:color="#000000" fo:letter-spacing="normal" fo:background-color="#ffffff" loext:padding="0.132cm" loext:border="0.06pt solid #d7d7d7"/>
    </style:style>
    <style:style style:name="P4" style:family="paragraph" style:parent-style-name="Preformatted_20_Text">
      <loext:graphic-properties draw:fill="solid" draw:fill-color="#ffffe5" draw:opacity="100%"/>
      <style:paragraph-properties fo:margin-top="0cm" fo:margin-bottom="0.053cm" loext:contextual-spacing="false" fo:text-align="start" style:justify-single-word="false" fo:orphans="2" fo:widows="2" fo:background-color="#ffffe5" fo:padding="0.159cm" fo:border="2.24pt solid #e8e8e8"/>
    </style:style>
    <style:style style:name="P5" style:family="paragraph" style:parent-style-name="Heading_20_3">
      <style:paragraph-properties fo:margin-top="0cm" fo:margin-bottom="0.053cm" loext:contextual-spacing="false" fo:text-align="start" style:justify-single-word="false" fo:orphans="2" fo:widows="2"/>
      <style:text-properties fo:font-variant="normal" fo:text-transform="none" fo:color="#878787" style:font-name="Verdana" fo:font-size="9pt" fo:letter-spacing="normal" fo:font-style="normal" fo:font-weight="normal" fo:background-color="#ffffff" loext:padding="0.132cm" loext:border="0.06pt solid #d7d7d7"/>
    </style:style>
    <style:style style:name="P6" style:family="paragraph" style:parent-style-name="Heading_20_2">
      <style:paragraph-properties fo:margin-top="0cm" fo:margin-bottom="0.053cm" loext:contextual-spacing="false" fo:text-align="start" style:justify-single-word="false" fo:orphans="2" fo:widows="2"/>
      <style:text-properties style:font-name="Arial1" fo:font-size="14pt" fo:font-weight="bold"/>
    </style:style>
    <style:style style:name="P7" style:family="paragraph" style:parent-style-name="Text_20_body">
      <style:paragraph-properties fo:margin-top="0cm" fo:margin-bottom="0.053cm" loext:contextual-spacing="false" fo:text-align="start" style:justify-single-word="false" fo:orphans="2" fo:widows="2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Standard">
      <style:text-properties officeooo:rsid="001b6382" officeooo:paragraph-rsid="001b6382"/>
    </style:style>
    <style:style style:name="P10" style:family="paragraph" style:parent-style-name="Standard">
      <style:text-properties officeooo:rsid="001c5bfc" officeooo:paragraph-rsid="001c5bfc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 fo:background-color="#ecf5f8" loext:char-shading-value="0" loext:padding="0cm" loext:border="none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bold" fo:background-color="#ecf5f8" loext:char-shading-value="0" loext:padding="0cm" loext:border="none"/>
    </style:style>
    <style:style style:name="T3" style:family="text">
      <style:text-properties fo:font-variant="normal" fo:text-transform="none" fo:color="#0077cc" style:text-line-through-style="none" style:text-line-through-type="none" style:font-name="Verdana" fo:font-size="9pt" fo:letter-spacing="normal" fo:font-style="normal" style:text-underline-style="none" fo:font-weight="normal" style:text-blinking="false" fo:background-color="#ecf5f8" loext:char-shading-value="0" loext:padding="0cm" loext:border="none"/>
    </style:style>
    <style:style style:name="T4" style:family="text">
      <style:text-properties fo:color="#0077cc" style:text-line-through-style="none" style:text-line-through-type="none" style:text-underline-style="none" fo:font-weight="bold" style:text-blinking="false"/>
    </style:style>
    <style:style style:name="T5" style:family="text">
      <style:text-properties style:font-name="Courier New" fo:font-size="9pt" fo:font-style="normal" fo:font-weight="normal"/>
    </style:style>
    <style:style style:name="T6" style:family="text">
      <style:text-properties fo:color="#800000" style:font-name="Courier New" fo:font-size="9pt" fo:font-style="normal" fo:font-weight="normal"/>
    </style:style>
    <style:style style:name="T7" style:family="text">
      <style:text-properties fo:color="#0000ff" style:font-name="Courier New" fo:font-size="9pt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ctl00_ctl00_CC_CM_h1SyntaxTitle"/>Program to get and display the current system time.</text:h>
      <text:p text:style-name="P2"><text:span text:style-name="T2">Posted By: </text:span><text:bookmark text:name="ctl00_ctl00_CC_CM_lblPostedBy"/><text:a xlink:type="simple" xlink:href="http://www.dailyfreecode.com/User/easy-tutor-243.aspx" text:style-name="Internet_20_link" text:visited-style-name="Visited_20_Internet_20_Link"><text:span text:style-name="T3">Easy Tutor</text:span></text:a><text:span text:style-name="T1"> <text:s text:c="4"/></text:span><text:span text:style-name="T2">Category: </text:span><text:bookmark text:name="ctl00_ctl00_CC_CM_lblLanguage"/><text:a xlink:type="simple" xlink:href="http://www.dailyfreecode.com/Tutorial/Easy-Assembly_Language-49.aspx" text:style-name="Internet_20_link" text:visited-style-name="Visited_20_Internet_20_Link"><text:span text:style-name="T3">Assembly Language</text:span></text:a><text:span text:style-name="T1"> <text:s text:c="4"/></text:span><text:bookmark text:name="ctl00_ctl00_CC_CM_lblPageViews"/><text:span text:style-name="T2">Views:</text:span><text:span text:style-name="T1"> 41007</text:span></text:p>
      <text:section text:style-name="Sect1" text:name="ctl00_ctl00_CC_CM_pnlAdvertisement1">
        <text:p text:style-name="P8"/>
      </text:section>
      <text:h text:style-name="P5" text:outline-level="3"><text:bookmark text:name="ctl00_ctl00_CC_CM_lblDescription"/>An AL Program to get and display the current system time.</text:h>
      <text:section text:style-name="Sect1" text:name="ctl00_ctl00_CC_CM_pnlDownload">
        <text:p text:style-name="P7"><text:line-break/><text:bookmark text:name="ctl00_ctl00_CC_CM_hlDownload"/><text:a xlink:type="simple" xlink:href="http://www.dailyfreecode.com/UserLogin.aspx?qsRefCode=DownloadArticle" text:style-name="Internet_20_link" text:visited-style-name="Visited_20_Internet_20_Link"><text:span text:style-name="T4">Download Sourcecode for Program to get and display the current system time.</text:span></text:a> <text:s/><text:bookmark text:name="ctl00_ctl00_CC_CM_lblDownloadSize"/>(Size: 1.23 KB)<text:line-break/><text:line-break/></text:p>
      </text:section>
      <text:section text:style-name="Sect1" text:name="ctl00_ctl00_CC_CM_pnlAdvertisement2">
        <text:p text:style-name="P7"/>
      </text:section>
      <text:section text:style-name="Sect1" text:name="ctl00_ctl00_CC_CM_pnlExample">
        <text:h text:style-name="P6" text:outline-level="2"><text:bookmark text:name="ctl00_ctl00_CC_CM_h3Example"/>Code for Program to get and display the current system time. in Assembly Language</text:h>
        <text:p text:style-name="P3"><text:bookmark text:name="ctl00_ctl00_CC_CM_lblExample"/><text:s/><text:span text:style-name="T5">.MODEL SMALL</text:span></text:p>
        <text:p text:style-name="P3"><text:s/><text:span text:style-name="T5">.STACK 100H</text:span></text:p>
        <text:p text:style-name="P4"/>
        <text:p text:style-name="P3"><text:s/><text:span text:style-name="T5">.DATA</text:span></text:p>
        <text:p text:style-name="P3"><text:s text:c="3"/><text:span text:style-name="T5">PROMPT <text:s/>DB <text:s/></text:span><text:span text:style-name="T6">'Current System Time is : $'</text:span><text:span text:style-name="T5"> <text:s text:c="4"/></text:span></text:p>
        <text:p text:style-name="P3"><text:s text:c="3"/><text:span text:style-name="T5">TIME <text:s text:c="3"/>DB <text:s/></text:span><text:span text:style-name="T6">'00:00:00$'</text:span><text:span text:style-name="T5"> <text:s text:c="7"/>; time format hr:min:sec</text:span></text:p>
        <text:p text:style-name="P4"/>
        <text:p text:style-name="P3"><text:s/><text:span text:style-name="T5">.CODE</text:span></text:p>
        <text:p text:style-name="P3"><text:s text:c="3"/><text:span text:style-name="T5">MAIN PROC</text:span></text:p>
        <text:p text:style-name="P3"><text:s text:c="5"/><text:span text:style-name="T5">MOV AX, @DATA <text:s text:c="15"/>; initialize DS</text:span></text:p>
        <text:p text:style-name="P3"><text:s text:c="5"/><text:span text:style-name="T5">MOV DS, AX</text:span></text:p>
        <text:p text:style-name="P4"/>
        <text:p text:style-name="P3"><text:s text:c="5"/><text:span text:style-name="T5">LEA BX, TIME <text:s text:c="16"/>; BX=offset address of </text:span><text:span text:style-name="T7">string</text:span><text:span text:style-name="T5"> TIME</text:span></text:p>
        <text:p text:style-name="P4"/>
        <text:p text:style-name="P3"><text:s text:c="5"/><text:span text:style-name="T5">CALL GET_TIME <text:s text:c="15"/>; call the procedure GET_TIME</text:span></text:p>
        <text:p text:style-name="P4"/>
        <text:p text:style-name="P3"><text:s text:c="5"/><text:span text:style-name="T5">LEA DX, PROMPT <text:s text:c="14"/>; DX=offset address of </text:span><text:span text:style-name="T7">string</text:span><text:span text:style-name="T5"> PROMPT</text:span></text:p>
        <text:p text:style-name="P3"><text:s text:c="5"/><text:span text:style-name="T5">MOV AH, 09H <text:s text:c="17"/>; print the </text:span><text:span text:style-name="T7">string</text:span><text:span text:style-name="T5"> PROMPT</text:span></text:p>
        <text:p text:style-name="P3"><text:s text:c="5"/><text:span text:style-name="T5">INT 21H <text:s text:c="21"/></text:span></text:p>
        <text:p text:style-name="P4"/>
        <text:p text:style-name="P3"><text:s text:c="5"/><text:span text:style-name="T5">LEA DX, TIME <text:s text:c="16"/>; DX=offset address of </text:span><text:span text:style-name="T7">string</text:span><text:span text:style-name="T5"> TIME</text:span></text:p>
        <text:p text:style-name="P3"><text:s text:c="5"/><text:span text:style-name="T5">MOV AH, 09H <text:s text:c="17"/>; print the </text:span><text:span text:style-name="T7">string</text:span><text:span text:style-name="T5"> TIME</text:span></text:p>
        <text:p text:style-name="P3"><text:s text:c="5"/><text:span text:style-name="T5">INT 21H <text:s text:c="21"/></text:span></text:p>
        <text:p text:style-name="P4"/>
        <text:p text:style-name="P3"><text:soft-page-break/><text:s text:c="5"/><text:span text:style-name="T5">MOV AH, 4CH <text:s text:c="17"/>; </text:span><text:span text:style-name="T7">return</text:span><text:span text:style-name="T5"> control to DOS</text:span></text:p>
        <text:p text:style-name="P3"><text:s text:c="5"/><text:span text:style-name="T5">INT 21H</text:span></text:p>
        <text:p text:style-name="P3"><text:s text:c="3"/><text:span text:style-name="T5">MAIN ENDP</text:span></text:p>
        <text:p text:style-name="P4"/>
        <text:p text:style-name="P3"><text:s/><text:span text:style-name="T5">;**************************************************************************;</text:span></text:p>
        <text:p text:style-name="P3"><text:s/><text:span text:style-name="T5">;**************************************************************************;</text:span></text:p>
        <text:p text:style-name="P3"><text:s/><text:span text:style-name="T5">;------------------------- <text:s/>Procedure Definitions <text:s/>------------------------;</text:span></text:p>
        <text:p text:style-name="P3"><text:s/><text:span text:style-name="T5">;**************************************************************************;</text:span></text:p>
        <text:p text:style-name="P3"><text:s/><text:span text:style-name="T5">;**************************************************************************;</text:span></text:p>
        <text:p text:style-name="P4"/>
        <text:p text:style-name="P3"><text:s/><text:span text:style-name="T5">;**************************************************************************;</text:span></text:p>
        <text:p text:style-name="P3"><text:s/><text:span text:style-name="T5">;------------------------------ <text:s/>GET_TIME <text:s/>--------------------------------;</text:span></text:p>
        <text:p text:style-name="P3"><text:s/><text:span text:style-name="T5">;**************************************************************************;</text:span></text:p>
        <text:p text:style-name="P4"/>
        <text:p text:style-name="P3"><text:s text:c="3"/><text:span text:style-name="T5">GET_TIME PROC</text:span></text:p>
        <text:p text:style-name="P3"><text:s text:c="4"/><text:span text:style-name="T5">; </text:span><text:span text:style-name="T7">this</text:span><text:span text:style-name="T5"> procedure will get the current system time </text:span></text:p>
        <text:p text:style-name="P3"><text:s text:c="4"/><text:span text:style-name="T5">; input : BX=offset address of the </text:span><text:span text:style-name="T7">string</text:span><text:span text:style-name="T5"> TIME</text:span></text:p>
        <text:p text:style-name="P3"><text:s text:c="4"/><text:span text:style-name="T5">; output : BX=current time</text:span></text:p>
        <text:p text:style-name="P4"/>
        <text:p text:style-name="P3"><text:s text:c="4"/><text:span text:style-name="T5">PUSH AX <text:s text:c="22"/>; PUSH AX onto the STACK</text:span></text:p>
        <text:p text:style-name="P3"><text:s text:c="4"/><text:span text:style-name="T5">PUSH CX <text:s text:c="22"/>; PUSH CX onto the STACK </text:span></text:p>
        <text:p text:style-name="P4"/>
        <text:p text:style-name="P3"><text:s text:c="4"/><text:span text:style-name="T5">MOV AH, 2CH <text:s text:c="18"/>; get the current system time</text:span></text:p>
        <text:p text:style-name="P3"><text:s text:c="4"/><text:span text:style-name="T5">INT 21H <text:s text:c="22"/></text:span></text:p>
        <text:p text:style-name="P4"/>
        <text:p text:style-name="P3"><text:s text:c="4"/><text:span text:style-name="T5">MOV AL, CH <text:s text:c="19"/>; set AL=CH , CH=hours</text:span></text:p>
        <text:p text:style-name="P3"><text:s text:c="4"/><text:span text:style-name="T5">CALL CONVERT <text:s text:c="17"/>; call the procedure CONVERT</text:span></text:p>
        <text:p text:style-name="P3"><text:s text:c="4"/><text:span text:style-name="T5">MOV [BX], AX <text:s text:c="17"/>; set [BX]=hr <text:s/>, [BX] </text:span><text:span text:style-name="T7">is</text:span><text:span text:style-name="T5"> pointing to hr</text:span></text:p>
        <text:p text:style-name="P3"><text:s text:c="34"/><text:span text:style-name="T5">; </text:span><text:span text:style-name="T7">in</text:span><text:span text:style-name="T5"> the </text:span><text:span text:style-name="T7">string</text:span><text:span text:style-name="T5"> TIME</text:span></text:p>
        <text:p text:style-name="P4"/>
        <text:p text:style-name="P3"><text:s text:c="4"/><text:span text:style-name="T5">MOV AL, CL <text:s text:c="19"/>; set AL=CL , CL=minutes</text:span></text:p>
        <text:p text:style-name="P3"><text:s text:c="4"/><text:span text:style-name="T5">CALL CONVERT <text:s text:c="17"/>; call the procedure CONVERT</text:span></text:p>
        <text:p text:style-name="P3"><text:s text:c="4"/><text:span text:style-name="T5">MOV [BX+3], AX <text:s text:c="15"/>; set [BX+3]=min <text:s/>, [BX] </text:span><text:span text:style-name="T7">is</text:span><text:span text:style-name="T5"> pointing to min</text:span></text:p>
        <text:p text:style-name="P3"><text:s text:c="34"/><text:span text:style-name="T5">; </text:span><text:span text:style-name="T7">in</text:span><text:span text:style-name="T5"> the </text:span><text:span text:style-name="T7">string</text:span><text:span text:style-name="T5"> TIME</text:span></text:p>
        <text:p text:style-name="P3"><text:soft-page-break/><text:s text:c="43"/></text:p>
        <text:p text:style-name="P3"><text:s text:c="4"/><text:span text:style-name="T5">MOV AL, DH <text:s text:c="19"/>; set AL=DH , DH=seconds</text:span></text:p>
        <text:p text:style-name="P3"><text:s text:c="4"/><text:span text:style-name="T5">CALL CONVERT <text:s text:c="17"/>; call the procedure CONVERT</text:span></text:p>
        <text:p text:style-name="P3"><text:s text:c="4"/><text:span text:style-name="T5">MOV [BX+6], AX <text:s text:c="15"/>; set [BX+6]=min <text:s/>, [BX] </text:span><text:span text:style-name="T7">is</text:span><text:span text:style-name="T5"> pointing to sec</text:span></text:p>
        <text:p text:style-name="P3"><text:s text:c="34"/><text:span text:style-name="T5">; </text:span><text:span text:style-name="T7">in</text:span><text:span text:style-name="T5"> the </text:span><text:span text:style-name="T7">string</text:span><text:span text:style-name="T5"> TIME</text:span></text:p>
        <text:p text:style-name="P3"><text:s text:c="54"/></text:p>
        <text:p text:style-name="P3"><text:s text:c="4"/><text:span text:style-name="T5">POP CX <text:s text:c="23"/>; POP a </text:span><text:span text:style-name="T7">value</text:span><text:span text:style-name="T5"> from STACK into CX</text:span></text:p>
        <text:p text:style-name="P3"><text:s text:c="4"/><text:span text:style-name="T5">POP AX <text:s text:c="23"/>; POP a </text:span><text:span text:style-name="T7">value</text:span><text:span text:style-name="T5"> from STACK into AX</text:span></text:p>
        <text:p text:style-name="P4"/>
        <text:p text:style-name="P3"><text:s text:c="4"/><text:span text:style-name="T5">RET <text:s text:c="26"/>; </text:span><text:span text:style-name="T7">return</text:span><text:span text:style-name="T5"> control to the calling procedure</text:span></text:p>
        <text:p text:style-name="P3"><text:s text:c="3"/><text:span text:style-name="T5">GET_TIME ENDP <text:s text:c="17"/>; end of procedure GET_TIME</text:span></text:p>
        <text:p text:style-name="P4"/>
        <text:p text:style-name="P3"><text:s/><text:span text:style-name="T5">;**************************************************************************;</text:span></text:p>
        <text:p text:style-name="P3"><text:s/><text:span text:style-name="T5">;------------------------------- <text:s/>CONVERT <text:s/>--------------------------------;</text:span></text:p>
        <text:p text:style-name="P3"><text:s/><text:span text:style-name="T5">;**************************************************************************;</text:span></text:p>
        <text:p text:style-name="P4"/>
        <text:p text:style-name="P3"><text:s text:c="3"/><text:span text:style-name="T5">CONVERT PROC </text:span></text:p>
        <text:p text:style-name="P3"><text:s text:c="4"/><text:span text:style-name="T5">; </text:span><text:span text:style-name="T7">this</text:span><text:span text:style-name="T5"> procedure will convert the given binary code into ASCII code</text:span></text:p>
        <text:p text:style-name="P3"><text:s text:c="4"/><text:span text:style-name="T5">; input : AL=binary code</text:span></text:p>
        <text:p text:style-name="P3"><text:s text:c="4"/><text:span text:style-name="T5">; output : AX=ASCII code</text:span></text:p>
        <text:p text:style-name="P4"/>
        <text:p text:style-name="P3"><text:s text:c="4"/><text:span text:style-name="T5">PUSH DX <text:s text:c="22"/>; PUSH DX onto the STACK </text:span></text:p>
        <text:p text:style-name="P4"/>
        <text:p text:style-name="P3"><text:s text:c="4"/><text:span text:style-name="T5">MOV AH, 0 <text:s text:c="20"/>; set AH=0</text:span></text:p>
        <text:p text:style-name="P3"><text:s text:c="4"/><text:span text:style-name="T5">MOV DL, 10 <text:s text:c="19"/>; set DL=10</text:span></text:p>
        <text:p text:style-name="P3"><text:s text:c="4"/><text:span text:style-name="T5">DIV DL <text:s text:c="23"/>; set AX=AX/DL</text:span></text:p>
        <text:p text:style-name="P3"><text:s text:c="4"/><text:span text:style-name="T5">OR AX, 3030H <text:s text:c="17"/>; convert the binary code </text:span><text:span text:style-name="T7">in</text:span><text:span text:style-name="T5"> AX into ASCII</text:span></text:p>
        <text:p text:style-name="P4"/>
        <text:p text:style-name="P3"><text:s text:c="4"/><text:span text:style-name="T5">POP DX <text:s text:c="23"/>; POP a </text:span><text:span text:style-name="T7">value</text:span><text:span text:style-name="T5"> from STACK into DX </text:span></text:p>
        <text:p text:style-name="P4"/>
        <text:p text:style-name="P3"><text:s text:c="4"/><text:span text:style-name="T5">RET <text:s text:c="26"/>; </text:span><text:span text:style-name="T7">return</text:span><text:span text:style-name="T5"> control to the calling procedure</text:span></text:p>
        <text:p text:style-name="P3"><text:s text:c="3"/><text:span text:style-name="T5">CONVERT ENDP <text:s text:c="18"/>; end of procedure CONVERT</text:span></text:p>
        <text:p text:style-name="P4"/>
        <text:p text:style-name="P3"><text:s/><text:span text:style-name="T5">;**************************************************************************;</text:span></text:p>
        <text:p text:style-name="P3"><text:soft-page-break/><text:s/><text:span text:style-name="T5">;--------------------------------------------------------------------------;</text:span></text:p>
        <text:p text:style-name="P3"><text:s/><text:span text:style-name="T5">;**************************************************************************;</text:span></text:p>
        <text:p text:style-name="P4"/>
        <text:p text:style-name="P3"><text:s/><text:span text:style-name="T5">END MAIN</text:span></text:p>
      </text:section>
      <text:p text:style-name="Standard"/>
      <text:p text:style-name="Standard"/>
      <text:p text:style-name="Standard"/>
      <text:p text:style-name="Standard"/>
      <text:p text:style-name="P9">Source: <text:s/>http://www.dailyfreecode.com/code/get-display-current-system-time-578.aspx </text:p>
      <text:p text:style-name="P9"/>
      <text:p text:style-name="P9"/>
      <text:p text:style-name="P9"/>
      <text:p text:style-name="P10">Notes: <text:s/>This document offers free download of the source code, however, clicking on that link requires that you enter an email address in order to receive the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Lohit Devanagari1" svg:font-family="'Lohit Devanagari'"/>
    <style:font-face style:name="Verdana" svg:font-family="Verdana, Tahoma, 'Nimbus Sans L', sans-serif, Arial, Helvetica, sans-serif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1:45:08.200832058</meta:creation-date>
    <dc:date>2019-01-03T17:51:21.252445163</dc:date>
    <meta:editing-duration>PT21M3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80" meta:word-count="482" meta:character-count="4535" meta:non-whitespace-character-count="3002"/>
  </office:meta>
</office:document-meta>
</file>